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ManagerImpl.get( String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load( String 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newLibr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braryManagerImpl.setCacheManag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load( String sourceURI , String baseUR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LibraryManagerImpl.debug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braryManagerImpl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get( String sourceURI , String base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ibraryManagerImpl.setPars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ManagerImpl.setBindingManager( JXPathBindingManager binding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